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9" text:continue-numbering="true" text:continue-list="list_Image8"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age11" text:continue-numbering="true" text:continue-list="list_Image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age12" text:continue-numbering="true" text:continue-list="list_Image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age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4" text:continue-numbering="true" text:continue-list="list_Imag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5" text:continue-numbering="true" text:continue-list="list_Image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6" text:continue-numbering="true" text:continue-list="list_Image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7" text:continue-numbering="true" text:continue-list="list_Image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9" text:continue-numbering="true" text:continue-list="list_Image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20" text:continue-numbering="true" text:continue-list="list_Image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22" text:continue-numbering="true" text:continue-list="list_Image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3" text:continue-numbering="true" text:continue-list="list_Image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5" text:continue-numbering="true" text:continue-list="list_Image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6" text:continue-numbering="true" text:continue-list="list_Image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28" text:continue-numbering="true" text:continue-list="list_Image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9" text:continue-numbering="true" text:continue-list="list_Image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30" text:continue-numbering="true" text:continue-list="list_Image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31" text:continue-numbering="true" text:continue-list="list_Image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32" text:continue-numbering="true" text:continue-list="list_Image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3" text:continue-numbering="true" text:continue-list="list_Image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4" text:continue-numbering="true" text:continue-list="list_Image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5" text:continue-numbering="true" text:continue-list="list_Image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6" text:continue-numbering="true" text:continue-list="list_Image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7" text:continue-numbering="true" text:continue-list="list_Image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8" text:continue-numbering="true" text:continue-list="list_Image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9" text:continue-numbering="true" text:continue-list="list_Image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40" text:continue-numbering="true" text:continue-list="list_Image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41" text:continue-numbering="true" text:continue-list="list_Image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42" text:continue-numbering="true" text:continue-list="list_Image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3" text:continue-numbering="true" text:continue-list="list_Image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4" text:continue-numbering="true" text:continue-list="list_Image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5" text:continue-numbering="true" text:continue-list="list_Image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6" text:continue-numbering="true" text:continue-list="list_Image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7" text:continue-numbering="true" text:continue-list="list_Image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8" text:continue-numbering="true" text:continue-list="list_Image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9" text:continue-numbering="true" text:continue-list="list_Image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50" text:continue-numbering="true" text:continue-list="list_Image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51" text:continue-numbering="true" text:continue-list="list_Image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52" text:continue-numbering="true" text:continue-list="list_Image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4" text:continue-numbering="true" text:continue-list="list_Image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age56" text:continue-numbering="true" text:continue-list="list_Image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age58" text:continue-numbering="true" text:continue-list="list_Image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60" text:continue-numbering="true" text:continue-list="list_Image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61" text:continue-numbering="true" text:continue-list="list_Image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62" text:continue-numbering="true" text:continue-list="list_Image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63" text:continue-numbering="true" text:continue-list="list_Image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64" text:continue-numbering="true" text:continue-list="list_Image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65" text:continue-numbering="true" text:continue-list="list_Image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66" text:continue-numbering="true" text:continue-list="list_Image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67" text:continue-numbering="true" text:continue-list="list_Image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69" text:continue-numbering="true" text:continue-list="list_Image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70" text:continue-numbering="true" text:continue-list="list_Image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71" text:continue-numbering="true" text:continue-list="list_Image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7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